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3ba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3ba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3ba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3ba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3ba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3ba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3ba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3ba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3ba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3ba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3ba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3ba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3ba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3ba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3ba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3ba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3ba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iego Alfonso Pèrez Guzmà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Punta de Mat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8424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umberto Josè Guzmàn Carp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27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2.4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69" meta:non-whitespace-character-count="1000"/>
    <meta:template xlink:type="simple" xlink:actuate="onRequest" xlink:title="Normal" xlink:href=""/>
  </office:meta>
</office:document-meta>
</file>